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0312A91F177B41DA1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margin-top="0cm" fo:margin-bottom="0.499cm" loext:contextual-spacing="false" fo:padding="0.049cm" fo:border="0.06pt dashed #2f6fab"/>
      <style:text-properties fo:color="#000000" style:font-name="Liberation Sans" fo:font-size="11pt" style:font-size-asian="11pt" style:font-size-complex="11pt"/>
    </style:style>
    <style:style style:name="P2" style:family="paragraph" style:parent-style-name="Text_20_body">
      <style:paragraph-properties fo:margin-left="0cm" fo:margin-right="0cm" fo:margin-top="0cm" fo:margin-bottom="0.265cm" loext:contextual-spacing="false" fo:text-indent="0cm" style:auto-text-indent="false"/>
    </style:style>
    <style:style style:name="P3" style:family="paragraph" style:parent-style-name="Text_20_body">
      <style:paragraph-properties fo:margin-left="0cm" fo:margin-right="0cm" fo:margin-top="0cm" fo:margin-bottom="0.265cm" loext:contextual-spacing="false" fo:text-indent="0cm" style:auto-text-indent="false"/>
      <style:text-properties fo:font-size="11pt" fo:font-weight="normal" officeooo:rsid="000de5d5" officeooo:paragraph-rsid="000de5d5" style:font-size-asian="9.60000038146973pt" style:font-weight-asian="normal" style:font-size-complex="11pt" style:font-weight-complex="normal"/>
    </style:style>
    <style:style style:name="P4" style:family="paragraph" style:parent-style-name="Text_20_body">
      <style:paragraph-properties fo:margin-left="0cm" fo:margin-right="0cm" fo:margin-top="0cm" fo:margin-bottom="0.265cm" loext:contextual-spacing="false" fo:text-indent="0cm" style:auto-text-indent="false"/>
      <style:text-properties style:font-name="Liberation Sans" fo:font-size="11pt" style:font-size-asian="11pt" style:font-size-complex="11pt"/>
    </style:style>
    <style:style style:name="P5" style:family="paragraph" style:parent-style-name="Text_20_body">
      <style:paragraph-properties fo:margin-left="0cm" fo:margin-right="0cm" fo:margin-top="0cm" fo:margin-bottom="0.265cm" loext:contextual-spacing="false" fo:text-indent="0cm" style:auto-text-indent="false"/>
      <style:text-properties style:font-name="Liberation Sans" fo:font-size="15pt" fo:font-weight="bold" officeooo:rsid="000de5d5" officeooo:paragraph-rsid="000de5d5" style:font-size-asian="15pt" style:font-weight-asian="bold" style:font-size-complex="15pt" style:font-weight-complex="bold"/>
    </style:style>
    <style:style style:name="P6" style:family="paragraph" style:parent-style-name="Text_20_body" style:list-style-name="L1">
      <style:paragraph-properties fo:margin-left="0cm" fo:margin-right="0cm" fo:margin-top="0cm" fo:margin-bottom="0cm" loext:contextual-spacing="false" fo:text-indent="0cm" style:auto-text-indent="false" fo:padding="0cm" fo:border="none"/>
      <style:text-properties style:font-name="Liberation Sans" fo:font-size="11pt" style:font-size-asian="11pt" style:font-size-complex="11pt"/>
    </style:style>
    <style:style style:name="P7" style:family="paragraph" style:parent-style-name="Text_20_body" style:list-style-name="L2">
      <style:paragraph-properties fo:margin-left="0cm" fo:margin-right="0cm" fo:margin-top="0cm" fo:margin-bottom="0cm" loext:contextual-spacing="false" fo:text-indent="0cm" style:auto-text-indent="false" fo:padding="0cm" fo:border="none"/>
      <style:text-properties style:font-name="Liberation Sans" fo:font-size="11pt" style:font-size-asian="11pt" style:font-size-complex="11pt"/>
    </style:style>
    <style:style style:name="P8" style:family="paragraph" style:parent-style-name="Text_20_body" style:list-style-name="L3">
      <style:paragraph-properties fo:margin-left="0cm" fo:margin-right="0cm" fo:margin-top="0cm" fo:margin-bottom="0cm" loext:contextual-spacing="false" fo:text-indent="0cm" style:auto-text-indent="false" fo:padding="0cm" fo:border="none"/>
      <style:text-properties style:font-name="Liberation Sans" fo:font-size="11pt" style:font-size-asian="11pt" style:font-size-complex="11pt"/>
    </style:style>
    <style:style style:name="P9" style:family="paragraph" style:parent-style-name="Text_20_body" style:list-style-name="L4">
      <style:paragraph-properties fo:margin-left="0cm" fo:margin-right="0cm" fo:margin-top="0cm" fo:margin-bottom="0cm" loext:contextual-spacing="false" fo:text-indent="0cm" style:auto-text-indent="false" fo:padding="0cm" fo:border="none"/>
      <style:text-properties style:font-name="Liberation Sans" fo:font-size="11pt" style:font-size-asian="11pt" style:font-size-complex="11pt"/>
    </style:style>
    <style:style style:name="P10" style:family="paragraph" style:parent-style-name="Text_20_body" style:list-style-name="L5">
      <style:paragraph-properties fo:margin-top="0cm" fo:margin-bottom="0.265cm" loext:contextual-spacing="false"/>
      <style:text-properties fo:font-size="11pt" fo:font-weight="normal" officeooo:rsid="000de5d5" officeooo:paragraph-rsid="000de5d5" style:font-size-asian="9.60000038146973pt" style:font-weight-asian="normal" style:font-size-complex="11pt" style:font-weight-complex="normal"/>
    </style:style>
    <style:style style:name="P11" style:family="paragraph" style:parent-style-name="Heading_20_3">
      <style:paragraph-properties fo:margin-left="0cm" fo:margin-right="0cm" fo:margin-top="0cm" fo:margin-bottom="0cm" loext:contextual-spacing="false" fo:text-indent="0cm" style:auto-text-indent="false" fo:padding="0cm" fo:border="none"/>
    </style:style>
    <style:style style:name="P12" style:family="paragraph" style:parent-style-name="Heading_20_3">
      <style:paragraph-properties fo:margin-left="0cm" fo:margin-right="0cm" fo:margin-top="0cm" fo:margin-bottom="0cm" loext:contextual-spacing="false" fo:text-indent="0cm" style:auto-text-indent="false" fo:padding="0cm" fo:border="none"/>
      <style:text-properties style:font-name="Liberation Sans" fo:font-size="13pt" style:font-size-asian="13pt" style:font-size-complex="13pt"/>
    </style:style>
    <style:style style:name="P13" style:family="paragraph" style:parent-style-name="Heading_20_3">
      <style:paragraph-properties fo:margin-left="0cm" fo:margin-right="0cm" fo:margin-top="0cm" fo:margin-bottom="0cm" loext:contextual-spacing="false" fo:text-indent="0cm" style:auto-text-indent="false" fo:padding="0cm" fo:border="none"/>
      <style:text-properties fo:font-size="13pt" style:font-size-asian="13pt" style:font-size-complex="13pt"/>
    </style:style>
    <style:style style:name="T1" style:family="text">
      <style:text-properties fo:font-weight="bold"/>
    </style:style>
    <style:style style:name="T2" style:family="text">
      <style:text-properties fo:text-transform="uppercase" fo:color="#333333" fo:font-weight="bold"/>
    </style:style>
    <style:style style:name="T3" style:family="text">
      <style:text-properties fo:text-transform="uppercase" fo:color="#333333" style:font-name="Liberation Sans" fo:font-size="11pt" fo:font-weight="normal" style:font-size-asian="11pt" style:font-size-complex="11pt"/>
    </style:style>
    <style:style style:name="T4" style:family="text">
      <style:text-properties fo:text-transform="uppercase" fo:color="#333333" style:font-name="Liberation Sans" fo:font-weight="bold"/>
    </style:style>
    <style:style style:name="T5" style:family="text">
      <style:text-properties officeooo:rsid="000de5d5"/>
    </style:style>
    <style:style style:name="T6" style:family="text">
      <style:text-properties style:font-name="Liberation Sans"/>
    </style:style>
    <style:style style:name="T7" style:family="text">
      <style:text-properties style:font-name="Liberation Sans" fo:font-size="11pt" style:font-size-asian="11pt" style:font-size-complex="11pt"/>
    </style:style>
    <style:style style:name="T8" style:family="text">
      <style:text-properties style:font-name="Liberation Sans" fo:font-size="11pt" fo:font-weight="normal" officeooo:rsid="000de5d5" style:font-size-asian="9.60000038146973pt" style:font-weight-asian="normal" style:font-size-complex="11pt" style:font-weight-complex="normal"/>
    </style:style>
    <style:style style:name="T9" style:family="text">
      <style:text-properties fo:font-size="13pt"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ERGY CALIBRATION</text:p>
      <text:p text:style-name="P4">The energy calibration scripts are really two pieces of code: 'linear_energy.C' and 'quad_energy.C', for the initial linear calibration and finer quadratic calibration respectively.</text:p>
      <text:p text:style-name="P4">Thankfully, there's a nice script that runs both of them for you: "energy.sh". The code needs more input from you so make sure you stick around for the beginning of both calibrations. Usually, the linear calibration finishes fairly quickly. After the calibration process finishes (for both linear and quadratic), the histograms are saved to a file for viewing ('lin_cal.root' or 'quad_cal.root'). It's recommended you check these to make sure something didn't go horribly wrong.</text:p>
      <text:h text:style-name="P12" text:outline-level="3"><text:span text:style-name="T2">LINEAR CALIBRATION</text:span></text:h>
      <text:p text:style-name="P4">The linear energy code can run with Europium-152, Barium-133, Cobalt-56, and Cobalt-60 at the moment. It's strongly recommended to use Co-60 because that element's gamma ray spectrum only contains two peaks, making it less likely that the code will confuse the ordering of the peaks. In the future, if more elements are added, other elements with very separated peaks could also be used to the same effectiveness.</text:p>
      <text:p text:style-name="P4">The code asks for the first two letters and the mass number of the source (e.g. eu152, co60). It also asks for the file path to the analysis???.root file that contains the data. For simplicity's sake, use an absolute path.</text:p>
      <text:p text:style-name="P4">The calibration process works like so:</text:p>
      <text:list xml:id="list1182076199228182981" text:style-name="L1">
        <text:list-item>
          <text:p text:style-name="P6">Using the TSpectrum class, it locates the centroids of the peaks in the histogram</text:p>
        </text:list-item>
        <text:list-item>
          <text:p text:style-name="P6">To get a more accurate location of the peaks, it then fits them with the below equation (Gaussian distribution with the Gauss error function and a background noise constant):</text:p>
          <text:list>
            <text:list-header>
              <text:p text:style-name="P6"><draw:frame draw:style-name="fr1" draw:name="Image1" text:anchor-type="as-char" svg:width="15.081cm" svg:height="1.296cm" draw:z-index="0"><draw:image xlink:href="Pictures/100000000000023A000000312A91F177B41DA19C.png" xlink:type="simple" xlink:show="embed" xlink:actuate="onLoad"/><svg:title>Ae^{\frac{(x-B)^2}{2*C^2}}*(1+erf(D*\frac{(x-B)}{\sqrt{2}C}))+E*\frac{1}{2}*(1-erf(\frac{x-B}{\sqrt{2}C)}))+F</svg:title></draw:frame></text:p>
            </text:list-header>
          </text:list>
        </text:list-item>
        <text:list-item>
          <text:p text:style-name="P6">Using the TGraph class, it maps the centroids of the peaks (in channels) to their corresponding energies and fits a linear equation to the data points.</text:p>
        </text:list-item>
        <text:list-item>
          <text:p text:style-name="P6">It does the above for each core of the TIGRESS detector.</text:p>
        </text:list-item>
        <text:list-item>
          <text:p text:style-name="P6">It saves the details of the fitted linear equations to a text file: "lin_energy_coeff.txt"</text:p>
        </text:list-item>
      </text:list>
      <text:h text:style-name="P11" text:outline-level="3"><text:span text:style-name="T3"/></text:h>
      <text:h text:style-name="P13" text:outline-level="3"><text:span text:style-name="T4">QUADRATIC CALIBRATION</text:span></text:h>
      <text:p text:style-name="P4">The linear energy code can run with Europium-152, Barium-133, Cobalt-56, and Cobalt-60 at the moment. The quadratic calibration energy code depends on the linear calibration code. You HAVE to run the linear energy calibration code first.</text:p>
      <text:p text:style-name="P4">First, specify if you want the program to fit a quadratic or linear equation on the peaks. Then, you can choose to run multiple sources at once with the quadratic calibration code. Enter the sources in the same format as the Linear Calibration. Hit &lt;Enter&gt; after each source. When you don't want to input any more sources, type 'END' or 'end' and press &lt;Enter&gt;. It will then ask you for the file paths for each of the source data, not necessarily in the same order that you named the sources in the first step.</text:p>
      <text:p text:style-name="P4">The quadratic calibration process works like so:</text:p>
      <text:list xml:id="list8577288785109299340" text:style-name="L2">
        <text:list-item>
          <text:p text:style-name="P7">Using the linear calibration data, it estimates where the peaks are in the source's gamma spectrum.</text:p>
        </text:list-item>
        <text:list-item>
          <text:p text:style-name="P7">For each of the estimates, it fits an equation (the one displayed in "Linear Calibration") on a certain range around the estimates.</text:p>
        </text:list-item>
        <text:list-item>
          <text:p text:style-name="P7"><text:soft-page-break/>Using those fits, it calculates the centroids of the actual gamma ray peaks.</text:p>
        </text:list-item>
        <text:list-item>
          <text:p text:style-name="P7">It does the above for each source.</text:p>
        </text:list-item>
        <text:list-item>
          <text:p text:style-name="P7">It then maps all the centroids (from all the sources) against their respective energies and fits a quadratic equation. Usually, the quadratic coefficient is very small.</text:p>
        </text:list-item>
        <text:list-item>
          <text:p text:style-name="P7">It does the above for each core of the TIGRESS detector.</text:p>
        </text:list-item>
        <text:list-item>
          <text:p text:style-name="P7">It then writes the quadratic coefficients to a text file: "quad_energy_coeff.txt"</text:p>
        </text:list-item>
      </text:list>
      <text:h text:style-name="P11" text:outline-level="3"><text:span text:style-name="T3"/></text:h>
      <text:h text:style-name="P13" text:outline-level="3"><text:span text:style-name="T4">DOUBLE CHECKING THE DATA</text:span></text:h>
      <text:p text:style-name="P4">In the same folder as 'lin_cal.root' or 'quad_cal.root' (whichever you want to view), run:</text:p>
      <text:p text:style-name="P1">grsisort -l lin_cal.root</text:p>
      <text:p text:style-name="P4">When the GRSISort environment opens, run:</text:p>
      <text:p text:style-name="P1">TBrowser s</text:p>
      <text:p text:style-name="P4">A file explorer should pop up and, under "ROOT Files", click on "lin_cal.root" or "quad_cal.root". Then browse through the histograms and graphs:</text:p>
      <text:list xml:id="list7810902353065916914" text:style-name="L3">
        <text:list-item>
          <text:p text:style-name="P8"><text:span text:style-name="T1">Histograms:</text:span> These show the gamma spectra from the TIGRESS detectors. Make sure that the red curved peaks match up with the histogram's blue peaks. Most importantly, make sure the peaks are at the same x-coordinates.</text:p>
        </text:list-item>
        <text:list-item>
          <text:p text:style-name="P8"><text:span text:style-name="T1">Equation Graphs:</text:span> These show the fitted equation used to convert charge to gamma energy. Make sure the points match up with the red line and the red line has a positive slope. For the linear calibration process, if the red line has a negative slope, the peaks weren't matched to the correct energies. For the quadratic calibration process, if the red line has a negative slope, something has gone horribly, horribly wrong. Also, the red line should be fairly linear. The quadratic graphs are technically parabolic but only to an imperceptible degree.</text:p>
        </text:list-item>
        <text:list-item>
          <text:p text:style-name="P8"><text:span text:style-name="T1">Residuals Graphs:</text:span> These graphs show how well the equation (from above) was fitted to the points. Each point represents the difference between the fitted equation and the actual data point. The line should bounce between positive and negative and usually have a magnitude of less than "1". If one of its points are well above 1 (or well below -1), check that graph's corresponding histogram has had its peaks properly fitted.</text:p>
        </text:list-item>
      </text:list>
      <text:p text:style-name="P4">In the histograms, make sure that the red curved peaks match up with the histogram's blue peaks. Most importantly, make sure the peaks are at the same x-coordinates. In the graphs, just make sure the points are on the red line and the red line has a positive slope. For the linear calibration process, if the red line has a negative slope, the peaks weren't matched to the correct energies. For the quadratic calibration process, if the red line has a negative slope, something has gone horribly, horribly wrong. Also, the red line should be fairly linear. The quadratic graphs are technically parabolic but only to an imperceptible degree.</text:p>
      <text:h text:style-name="P13" text:outline-level="3"><text:span text:style-name="T4">FIXING THE CALIBRATION DATA</text:span></text:h>
      <text:p text:style-name="P4"><text:span text:style-name="T1">Note:</text:span> This process only applies for the quadratic calibration.</text:p>
      <text:p text:style-name="P4">When double-checking the histograms, you can fix particularly bad peak fits with "calib_fix.C". Run "calib_fix.C" with the following command:</text:p>
      <text:p text:style-name="P1">grsisort -l calib_fix.C</text:p>
      <text:p text:style-name="P4">It will then ask you if you want to overwrite "quad_cal.root". Answering "Yes" will overwrite the equation fit graphs and the residuals in "quad_cal.root" but preserve the gamma spectra. The new <text:soft-page-break/>equation fit graphs &amp; residuals would be put in place of the old ones. Answering "no" will have the program write the new equation fit graphs and residuals to "quad_fit.root".</text:p>
      <text:p text:style-name="P4">It will then ask you if you want to fit the data with a quadratic equation or a linear equation. You can decide either way, as this is not affected by your choice from the initial quadratic calibration.</text:p>
      <text:p text:style-name="P4">It will then ask you for how many gamma peaks the calibration process is using (which is dependent on which and how many radioactive sources you're using). Below is a list of how many peaks for each source. If you're using multiple sources, simply add the numbers up.</text:p>
      <text:list xml:id="list2219101389528691343" text:style-name="L4">
        <text:list-item>
          <text:p text:style-name="P9">Europium 152: 7</text:p>
        </text:list-item>
        <text:list-item>
          <text:p text:style-name="P9">Barium 133: 4</text:p>
        </text:list-item>
        <text:list-item>
          <text:p text:style-name="P9">Cobalt 56: 4</text:p>
        </text:list-item>
        <text:list-item>
          <text:p text:style-name="P9">Cobalt 60: 2</text:p>
        </text:list-item>
      </text:list>
      <text:p text:style-name="P4">Then type in the Graph Number with the bad peak fit (and hit &lt;Enter&gt;), the approximate location of the bad peak fit (and hit &lt;Enter&gt;), and the location of where the peak actually is (and hit &lt;Enter&gt;). The program will then search for the peak you're trying to fix and confirm the change with you (make sure the program found the correct peak!). You'll then be asked for the next peak fix. When you're finished fixing peaks, type "-1" (negative one) as the Graph Number. The program will rewrite the coefficients in "quad_energy_coeff.txt" and, depending <text:span text:style-name="T5">o</text:span>n your <text:span text:style-name="T5">previous</text:span> choice, will either overwrite the equation/residuals graphs from "quad_cal.root" or write the graphs to "quad_fit.root".</text:p>
      <text:p text:style-name="P2"><text:span text:style-name="T7">If you want to delete a gamma peak from a graph, enter the graph number (and hit &lt;Enter&gt;), the approximate location of the bad peak fit (and hit &lt;Enter&gt;), and "-1" for the "New Centroid Location". This will delete it from the equation fitting. However, the point will still be displayed in histograms and the "residual" grap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1:19:49.459942276</meta:creation-date>
    <dc:date>2017-08-23T11:28:23.563674527</dc:date>
    <meta:editing-duration>PT8M34S</meta:editing-duration>
    <meta:editing-cycles>1</meta:editing-cycles>
    <meta:document-statistic meta:table-count="0" meta:image-count="1" meta:object-count="0" meta:page-count="3" meta:paragraph-count="47" meta:word-count="1295" meta:character-count="7737" meta:non-whitespace-character-count="6508"/>
    <meta:generator>LibreOffice/5.0.6.2$Linux_X86_64 LibreOffice_project/00$Build-2</meta:generator>
  </office:meta>
</office:document-meta>
</file>